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Entry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Entry.ModuleEntry( OrganisationEntry org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Entry.getOrganisation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Entry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Entry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